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color="#ffb66c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ワンピース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海賊王に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俺はなる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5">
          <table:table-cell table:style-name="ce7"/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0:18:08.574033166</meta:creation-date>
    <dc:date>2020-11-24T10:45:47.333050990</dc:date>
    <meta:editing-duration>PT13M42S</meta:editing-duration>
    <meta:editing-cycles>2</meta:editing-cycles>
    <meta:generator>LibreOffice/6.1.5.2$Linux_X86_64 LibreOffice_project/10$Build-2</meta:generator>
    <meta:document-statistic meta:table-count="1" meta:cell-count="3" meta:object-count="0"/>
  </office:meta>
</office:document-meta>
</file>